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 Mono" svg:font-family="'Bitstream Vera Sans Mono', monospace"/>
    <style:font-face style:name="Calibri" svg:font-family="Calibri, sans-serif"/>
    <style:font-face style:name="Liberation Serif1" svg:font-family="'Liberation Serif'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.5035in" fo:margin-right="0in" fo:margin-top="0in" fo:margin-bottom="0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style:font-name="Courier New" fo:font-size="10pt" fo:language="en" fo:country="US" fo:font-style="normal" style:font-name-asian="Liberation Serif1" style:font-size-asian="10pt" style:language-asian="en" style:country-asian="US" style:font-style-asian="normal" style:font-name-complex="Liberation Serif1" style:font-size-complex="10pt" style:language-complex="en" style:country-complex="US" style:font-style-complex="normal"/>
    </style:style>
    <style:style style:name="P4" style:family="paragraph" style:parent-style-name="Standard">
      <style:text-properties style:font-name="Courier New" fo:font-size="10pt" style:font-size-asian="10pt" style:font-size-complex="10pt"/>
    </style:style>
    <style:style style:name="P5" style:family="paragraph" style:parent-style-name="Standard">
      <style:text-properties style:font-name="Courier New" fo:font-size="8pt" style:font-size-asian="8pt" style:font-size-complex="8pt"/>
    </style:style>
    <style:style style:name="P6" style:family="paragraph" style:parent-style-name="Standard">
      <style:text-properties style:font-name="Courier new" fo:font-size="10pt" style:font-size-asian="10pt" style:font-size-complex="10pt"/>
    </style:style>
    <style:style style:name="P7" style:family="paragraph" style:parent-style-name="Preformatted_20_Text">
      <style:text-properties fo:font-variant="normal" fo:text-transform="none" fo:color="#000000" style:font-name="Courier New" fo:font-size="10pt" fo:letter-spacing="normal" fo:language="en" fo:country="US" fo:font-style="normal" fo:font-weight="normal" style:font-name-asian="Liberation Serif1" style:font-size-asian="10pt" style:language-asian="en" style:country-asian="US" style:font-name-complex="Liberation Serif1" style:font-size-complex="10pt" style:language-complex="en" style:country-complex="US"/>
    </style:style>
    <style:style style:name="P8" style:family="paragraph" style:parent-style-name="Preformatted_20_Text">
      <style:paragraph-properties fo:margin-left="0in" fo:margin-right="0in" fo:margin-top="0in" fo:margin-bottom="0in" fo:orphans="2" fo:widows="2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P9" style:family="paragraph" style:parent-style-name="Preformatted_20_Text">
      <style:paragraph-properties fo:margin-top="0in" fo:margin-bottom="0in" fo:orphans="2" fo:widows="2" fo:background-color="transparent" fo:padding="0in" fo:border="none">
        <style:background-image/>
      </style:paragraph-properties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P10" style:family="paragraph" style:parent-style-name="Preformatted_20_Text">
      <style:paragraph-properties fo:margin-top="0in" fo:margin-bottom="0in" fo:orphans="2" fo:widows="2" fo:background-color="transparent" fo:padding="0in" fo:border="none">
        <style:background-image/>
      </style:paragraph-properties>
      <style:text-properties fo:font-variant="normal" fo:text-transform="none" fo:color="#000000" style:font-name="Courier New" fo:font-size="10pt" fo:letter-spacing="normal" style:font-size-asian="10pt" style:font-size-complex="10pt"/>
    </style:style>
    <style:style style:name="P11" style:family="paragraph" style:parent-style-name="Preformatted_20_Text">
      <style:paragraph-properties fo:margin-top="0in" fo:margin-bottom="0in" fo:orphans="2" fo:widows="2" fo:background-color="transparent" fo:padding="0in" fo:border="none">
        <style:background-image/>
      </style:paragraph-properties>
      <style:text-properties fo:font-variant="normal" fo:text-transform="none" fo:color="#4070a0" style:font-name="Courier New" fo:font-size="10pt" fo:letter-spacing="normal" fo:font-style="normal" fo:font-weight="normal" style:font-size-asian="10pt" style:font-size-complex="10pt"/>
    </style:style>
    <style:style style:name="P12" style:family="paragraph" style:parent-style-name="Preformatted_20_Text">
      <style:paragraph-properties fo:margin-top="0in" fo:margin-bottom="0in" fo:orphans="2" fo:widows="2" fo:background-color="transparent" fo:padding="0in" fo:border="none">
        <style:background-image/>
      </style:paragraph-properties>
      <style:text-properties fo:font-variant="normal" fo:text-transform="none" fo:color="#40a070" style:font-name="Courier New" fo:font-size="10pt" fo:letter-spacing="normal" fo:font-style="normal" fo:font-weight="normal" style:font-size-asian="10pt" style:font-size-complex="10pt"/>
    </style:style>
    <style:style style:name="P13" style:family="paragraph" style:parent-style-name="Preformatted_20_Text">
      <style:paragraph-properties fo:margin-top="0in" fo:margin-bottom="0in" fo:orphans="2" fo:widows="2" fo:background-color="transparent" fo:padding="0in" fo:border="none">
        <style:background-image/>
      </style:paragraph-properties>
      <style:text-properties style:font-name="Courier New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/>
    </style:style>
    <style:style style:name="T4" style:family="text">
      <style:text-properties fo:color="#007020"/>
    </style:style>
    <style:style style:name="T5" style:family="text">
      <style:text-properties fo:color="#007020" fo:font-weight="bold"/>
    </style:style>
    <style:style style:name="T6" style:family="text">
      <style:text-properties fo:color="#007020" fo:font-weight="bold" style:font-style-asian="normal" style:font-style-complex="normal"/>
    </style:style>
    <style:style style:name="T7" style:family="text">
      <style:text-properties fo:color="#007020" style:font-name="Bitstream Vera Sans Mono" fo:font-style="normal" fo:font-weight="bold"/>
    </style:style>
    <style:style style:name="T8" style:family="text">
      <style:text-properties fo:color="#007020" style:font-name="Bitstream Vera Sans Mono" fo:font-style="normal" fo:font-weight="normal"/>
    </style:style>
    <style:style style:name="T9" style:family="text">
      <style:text-properties fo:color="#007020" style:font-name="Bitstream Vera Sans Mono" fo:font-size="9.75pt" fo:font-style="normal" fo:font-weight="bold"/>
    </style:style>
    <style:style style:name="T10" style:family="text">
      <style:text-properties fo:color="#007020" style:font-name="Bitstream Vera Sans Mono" fo:font-size="9.75pt" fo:font-style="normal" fo:font-weight="normal"/>
    </style:style>
    <style:style style:name="T11" style:family="text">
      <style:text-properties fo:color="#007020" fo:font-size="9.75pt" fo:font-style="normal" fo:font-weight="bold"/>
    </style:style>
    <style:style style:name="T12" style:family="text">
      <style:text-properties fo:color="#007020" fo:font-size="9.75pt" fo:font-style="normal" fo:font-weight="normal"/>
    </style:style>
    <style:style style:name="T13" style:family="text">
      <style:text-properties fo:color="#007020" fo:font-style="normal" fo:font-weight="bold"/>
    </style:style>
    <style:style style:name="T14" style:family="text">
      <style:text-properties fo:color="#007020" fo:font-style="normal" fo:font-weight="normal"/>
    </style:style>
    <style:style style:name="T15" style:family="text">
      <style:text-properties fo:color="#0e84b5" fo:font-weight="bold"/>
    </style:style>
    <style:style style:name="T16" style:family="text">
      <style:text-properties fo:color="#0e84b5" fo:font-weight="bold" style:font-style-asian="normal" style:font-style-complex="normal"/>
    </style:style>
    <style:style style:name="T17" style:family="text">
      <style:text-properties fo:color="#06287e"/>
    </style:style>
    <style:style style:name="T18" style:family="text">
      <style:text-properties fo:color="#06287e" style:font-name="Bitstream Vera Sans Mono" fo:font-style="normal" fo:font-weight="normal"/>
    </style:style>
    <style:style style:name="T19" style:family="text">
      <style:text-properties fo:color="#06287e" fo:font-style="normal" fo:font-weight="normal"/>
    </style:style>
    <style:style style:name="T20" style:family="text">
      <style:text-properties style:font-name="Bitstream Vera Sans Mono" fo:font-style="normal" fo:font-weight="normal"/>
    </style:style>
    <style:style style:name="T21" style:family="text">
      <style:text-properties style:font-name="Bitstream Vera Sans Mono" fo:font-size="9.75pt" fo:font-style="normal" fo:font-weight="normal"/>
    </style:style>
    <style:style style:name="T22" style:family="text">
      <style:text-properties fo:color="#4070a0"/>
    </style:style>
    <style:style style:name="T23" style:family="text">
      <style:text-properties fo:color="#4070a0" style:font-name="Bitstream Vera Sans Mono" fo:font-style="italic" fo:font-weight="normal"/>
    </style:style>
    <style:style style:name="T24" style:family="text">
      <style:text-properties fo:color="#4070a0" style:font-name="Bitstream Vera Sans Mono" fo:font-style="normal" fo:font-weight="normal"/>
    </style:style>
    <style:style style:name="T25" style:family="text">
      <style:text-properties fo:color="#4070a0" style:font-name="Bitstream Vera Sans Mono" fo:font-style="normal" fo:font-weight="bold"/>
    </style:style>
    <style:style style:name="T26" style:family="text">
      <style:text-properties fo:color="#4070a0" style:font-name="Bitstream Vera Sans Mono" fo:font-size="9.75pt" fo:font-style="normal" fo:font-weight="normal"/>
    </style:style>
    <style:style style:name="T27" style:family="text">
      <style:text-properties fo:color="#4070a0" fo:font-size="9.75pt" fo:font-style="normal" fo:font-weight="normal"/>
    </style:style>
    <style:style style:name="T28" style:family="text">
      <style:text-properties fo:color="#4070a0" fo:font-style="normal" fo:font-weight="normal"/>
    </style:style>
    <style:style style:name="T29" style:family="text">
      <style:text-properties fo:color="#4070a0" fo:font-style="normal" fo:font-weight="bold"/>
    </style:style>
    <style:style style:name="T30" style:family="text">
      <style:text-properties fo:color="#4070a0" fo:font-style="italic" fo:font-weight="normal"/>
    </style:style>
    <style:style style:name="T31" style:family="text">
      <style:text-properties fo:color="#666666"/>
    </style:style>
    <style:style style:name="T32" style:family="text">
      <style:text-properties fo:color="#666666" style:font-name="Bitstream Vera Sans Mono" fo:font-style="normal" fo:font-weight="normal"/>
    </style:style>
    <style:style style:name="T33" style:family="text">
      <style:text-properties fo:color="#666666" style:font-name="Bitstream Vera Sans Mono" fo:font-size="9.75pt" fo:font-style="normal" fo:font-weight="normal"/>
    </style:style>
    <style:style style:name="T34" style:family="text">
      <style:text-properties fo:color="#666666" fo:font-size="9.75pt" fo:font-style="normal" fo:font-weight="normal"/>
    </style:style>
    <style:style style:name="T35" style:family="text">
      <style:text-properties fo:color="#666666" fo:font-style="normal" fo:font-weight="normal"/>
    </style:style>
    <style:style style:name="T36" style:family="text">
      <style:text-properties fo:color="#40a070"/>
    </style:style>
    <style:style style:name="T37" style:family="text">
      <style:text-properties fo:color="#40a070" style:font-name="Bitstream Vera Sans Mono" fo:font-style="normal" fo:font-weight="normal"/>
    </style:style>
    <style:style style:name="T38" style:family="text">
      <style:text-properties fo:color="#40a070" style:font-name="Bitstream Vera Sans Mono" fo:font-size="9.75pt" fo:font-style="normal" fo:font-weight="normal"/>
    </style:style>
    <style:style style:name="T39" style:family="text">
      <style:text-properties fo:color="#40a070" fo:font-size="9.75pt" fo:font-style="normal" fo:font-weight="normal"/>
    </style:style>
    <style:style style:name="T40" style:family="text">
      <style:text-properties fo:color="#40a070" fo:font-style="normal" fo:font-weight="normal"/>
    </style:style>
    <style:style style:name="T41" style:family="text">
      <style:text-properties style:font-style-asian="normal" style:font-style-complex="normal"/>
    </style:style>
    <style:style style:name="T42" style:family="text">
      <style:text-properties fo:font-size="9.7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une 14</text:p>
      <text:p text:style-name="Standard"/>
      <text:p text:style-name="Standard">Wrote some code to calculate zdiffs, going to check to make sure it reproduces the results of my old code (which was checked against hand calculations: see “structure comparisons” log (called ”comparing structure predictions log”)</text:p>
      <text:p text:style-name="Standard"/>
      <text:p text:style-name="Standard">From “structure comparisons” log:</text:p>
      <text:p text:style-name="P1">Vik created "structure comparions/Swiss-PDB structural alignment.fasta" by aligning Daniel's aligned structures of 1A0S and 1AF6 in Swiss-PdbViewer.</text:p>
      <text:p text:style-name="P1">I opened this in Clustal, and saved it as a clustal alignment file, so I could run my z_diff calculator on it.</text:p>
      <text:p text:style-name="Standard">I copied the structure files from the “structure comparisons” folder (Daniel's aligned structures of 1A0S and 1AF6), the file (“Swiss-PDB structural alignment.aln”) mentioned in the excerpt above, and two zdiff outputs (“known 1A0S, unknown 1AF6 z_diff, swiss pdb structure alignment.csv” and “known 1AF6, unknown 1A0S z_diff, swiss pdb structure alignment.csv”) into the folder “zdiff calculator validation”. If my new script is functioning properly, then I can reproduce the zdiffs in those two output files using the two structures and the alignment.</text:p>
      <text:p text:style-name="Standard"/>
      <text:p text:style-name="Standard">I produced new lists of zdiffs. The one I looked at had only 12 numbers and they were all wrong. The error was that I using the <text:span text:style-name="T1">names </text:span><text:span text:style-name="T2">of sequences instead of the actual sequences; my script thought “aligned_1A0S” was a protein sequence. With that fixed, they look the same.</text:span></text:p>
      <text:p text:style-name="P2"><text:line-break/>The code I used is:</text:p>
      <text:p text:style-name="P7"><text:span text:style-name="T6">from</text:span><text:span text:style-name="T41"> </text:span><text:span text:style-name="T16">sundries</text:span><text:span text:style-name="T41"> </text:span><text:span text:style-name="T6">import</text:span><text:span text:style-name="T41"> CIDict</text:span></text:p>
      <text:p text:style-name="P9"><text:span text:style-name="T5">from</text:span> <text:span text:style-name="T15">Bio.PDB</text:span> <text:span text:style-name="T5">import</text:span> PDBParser</text:p>
      <text:p text:style-name="P9"><text:span text:style-name="T5">import</text:span> <text:span text:style-name="T15">warnings</text:span></text:p>
      <text:p text:style-name="P9"><text:span text:style-name="T5">from</text:span> <text:span text:style-name="T15">Bio</text:span> <text:span text:style-name="T5">import</text:span> AlignIO</text:p>
      <text:p text:style-name="P13"/>
      <text:p text:style-name="P9"><text:span text:style-name="T5">def</text:span> <text:span text:style-name="T17">z</text:span>(residue):</text:p>
      <text:p text:style-name="P10"><text:s text:c="4"/><text:span text:style-name="T30">'''Returns the z coordinate of a residue object's Calpha.'''</text:span></text:p>
      <text:p text:style-name="P10"><text:s text:c="4"/><text:span text:style-name="T13">return</text:span><text:span text:style-name="T3"> residue</text:span><text:span text:style-name="T35">.</text:span><text:span text:style-name="T3">child_dict[</text:span><text:span text:style-name="T28">'CA'</text:span><text:span text:style-name="T3">]</text:span><text:span text:style-name="T35">.</text:span><text:span text:style-name="T3">get_coord()[</text:span><text:span text:style-name="T40">2</text:span><text:span text:style-name="T3">]</text:span></text:p>
      <text:p text:style-name="P13"/>
      <text:p text:style-name="P9"><text:span text:style-name="T5">class</text:span> <text:span text:style-name="T15">Gap</text:span>(<text:span text:style-name="T4">object</text:span>):</text:p>
      <text:p text:style-name="P10"><text:s text:c="4"/><text:span text:style-name="T30">'''Represents a gap in a Position object.'''</text:span></text:p>
      <text:p text:style-name="P10"><text:s text:c="4"/><text:span text:style-name="T13">pass</text:span></text:p>
      <text:p text:style-name="P13"/>
      <text:p text:style-name="P9"><text:span text:style-name="T5">class</text:span> <text:span text:style-name="T15">Position</text:span>(<text:span text:style-name="T4">object</text:span>):</text:p>
      <text:p text:style-name="P10"><text:s text:c="4"/><text:span text:style-name="T13">def</text:span><text:span text:style-name="T3"> </text:span><text:span text:style-name="T19">__init__</text:span><text:span text:style-name="T3">(</text:span><text:span text:style-name="T14">self</text:span><text:span text:style-name="T3">, pairs):</text:span></text:p>
      <text:p text:style-name="P10"><text:s text:c="8"/><text:span text:style-name="T14">self</text:span><text:span text:style-name="T35">.</text:span><text:span text:style-name="T3">residues </text:span><text:span text:style-name="T35">=</text:span><text:span text:style-name="T3"> CIDict(pairs)</text:span></text:p>
      <text:p text:style-name="P13"/>
      <text:p text:style-name="P10"><text:s text:c="4"/><text:span text:style-name="T13">def</text:span><text:span text:style-name="T3"> </text:span><text:span text:style-name="T19">zdiff</text:span><text:span text:style-name="T3">(</text:span><text:span text:style-name="T14">self</text:span><text:span text:style-name="T3">, template_id, unknown_id):</text:span></text:p>
      <text:p text:style-name="P10"><text:s text:c="8"/><text:span text:style-name="T3">template_res </text:span><text:span text:style-name="T35">=</text:span><text:span text:style-name="T3"> </text:span><text:span text:style-name="T14">self</text:span><text:span text:style-name="T35">.</text:span><text:span text:style-name="T3">residues[template_id]</text:span></text:p>
      <text:p text:style-name="P10"><text:s text:c="8"/><text:span text:style-name="T3">unknown_res </text:span><text:span text:style-name="T35">=</text:span><text:span text:style-name="T3"> </text:span><text:span text:style-name="T14">self</text:span><text:span text:style-name="T35">.</text:span><text:span text:style-name="T3">residues[unknown_id]</text:span></text:p>
      <text:p text:style-name="P10"><text:s text:c="8"/><text:span text:style-name="T13">if</text:span><text:span text:style-name="T3"> </text:span><text:span text:style-name="T14">type</text:span><text:span text:style-name="T3">(template_res) </text:span><text:span text:style-name="T13">is</text:span><text:span text:style-name="T3"> Gap </text:span><text:span text:style-name="T13">or</text:span><text:span text:style-name="T3"> </text:span><text:span text:style-name="T14">type</text:span><text:span text:style-name="T3">(unknown_res) </text:span><text:span text:style-name="T13">is</text:span><text:span text:style-name="T3"> Gap:</text:span></text:p>
      <text:p text:style-name="P10"><text:s text:c="12"/><text:span text:style-name="T13">return</text:span><text:span text:style-name="T3"> </text:span><text:span text:style-name="T14">None</text:span></text:p>
      <text:p text:style-name="P13"/>
      <text:p text:style-name="P10"><text:s text:c="8"/><text:span text:style-name="T13">else</text:span><text:span text:style-name="T3">:</text:span></text:p>
      <text:p text:style-name="P10"><text:s text:c="12"/><text:span text:style-name="T13">return</text:span><text:span text:style-name="T3"> z(template_res) </text:span><text:span text:style-name="T35">-</text:span><text:span text:style-name="T3"> z(unknown_res)</text:span></text:p>
      <text:p text:style-name="P10"><text:s text:c="4"/></text:p>
      <text:p text:style-name="P10"><text:s text:c="4"/><text:span text:style-name="T13">def</text:span><text:span text:style-name="T3"> </text:span><text:span text:style-name="T19">resi</text:span><text:span text:style-name="T3">(</text:span><text:span text:style-name="T14">self</text:span><text:span text:style-name="T3">, stru_id):</text:span></text:p>
      <text:p text:style-name="P10"><text:s text:c="8"/><text:span text:style-name="T13">return</text:span><text:span text:style-name="T3"> </text:span><text:span text:style-name="T14">self</text:span><text:span text:style-name="T35">.</text:span><text:span text:style-name="T3">residues[stru_id]</text:span><text:span text:style-name="T35">.</text:span><text:span text:style-name="T3">get_id()[</text:span><text:span text:style-name="T40">1</text:span><text:span text:style-name="T3">]</text:span></text:p>
      <text:p text:style-name="P10"><text:s text:c="8"/></text:p>
      <text:p text:style-name="P9"><text:span text:style-name="T5">class</text:span> <text:span text:style-name="T15">NotFoundError</text:span>(<text:span text:style-name="T4">Exception</text:span>):</text:p>
      <text:p text:style-name="P10"><text:s text:c="4"/><text:span text:style-name="T13">pass</text:span></text:p>
      <text:p text:style-name="P13"/>
      <text:p text:style-name="P9"><text:span text:style-name="T5">class</text:span> <text:span text:style-name="T15">Zdiff</text:span>(<text:span text:style-name="T4">object</text:span>):</text:p>
      <text:p text:style-name="P10"><text:s text:c="4"/><text:span text:style-name="T13">def</text:span><text:span text:style-name="T3"> </text:span><text:span text:style-name="T19">__init__</text:span><text:span text:style-name="T3">(</text:span><text:span text:style-name="T14">self</text:span><text:span text:style-name="T3">, </text:span><text:span text:style-name="T35">*</text:span><text:span text:style-name="T3">stru_seq_pairlist):</text:span></text:p>
      <text:p text:style-name="P10"><text:s text:c="8"/><text:span text:style-name="T3">pos_inputs </text:span><text:span text:style-name="T35">=</text:span><text:span text:style-name="T3"> </text:span><text:span text:style-name="T14">list</text:span><text:span text:style-name="T3">()</text:span></text:p>
      <text:p text:style-name="P10"><text:s text:c="8"/><text:span text:style-name="T13">for</text:span><text:span text:style-name="T3"> structure, sequence </text:span><text:span text:style-name="T13">in</text:span><text:span text:style-name="T3"> stru_seq_pairlist:</text:span></text:p>
      <text:p text:style-name="P10"><text:s text:c="12"/><text:span text:style-name="T3">residues </text:span><text:span text:style-name="T35">=</text:span><text:span text:style-name="T3"> structure</text:span><text:span text:style-name="T35">.</text:span><text:span text:style-name="T3">get_residues()</text:span></text:p>
      <text:p text:style-name="P10"><text:s text:c="12"/><text:span text:style-name="T3">pairs_for_pos </text:span><text:span text:style-name="T35">=</text:span><text:span text:style-name="T3"> </text:span><text:span text:style-name="T14">list</text:span><text:span text:style-name="T3">()</text:span></text:p>
      <text:p text:style-name="P13"/>
      <text:p text:style-name="P10"><text:s text:c="12"/><text:span text:style-name="T13">for</text:span><text:span text:style-name="T3"> letter </text:span><text:span text:style-name="T13">in</text:span><text:span text:style-name="T3"> sequence:</text:span></text:p>
      <text:p text:style-name="P10"><text:s text:c="16"/><text:span text:style-name="T13">if</text:span><text:span text:style-name="T3"> letter </text:span><text:span text:style-name="T35">==</text:span><text:span text:style-name="T3"> </text:span><text:span text:style-name="T28">'-'</text:span><text:span text:style-name="T3">:</text:span></text:p>
      <text:p text:style-name="P10"><text:s text:c="20"/><text:span text:style-name="T3">seq_unit </text:span><text:span text:style-name="T35">=</text:span><text:span text:style-name="T3"> Gap()</text:span></text:p>
      <text:p text:style-name="P10"><text:s text:c="16"/><text:span text:style-name="T13">else</text:span><text:span text:style-name="T3">:</text:span></text:p>
      <text:p text:style-name="P10"><text:s text:c="20"/><text:span text:style-name="T3">seq_unit </text:span><text:span text:style-name="T35">=</text:span><text:span text:style-name="T3"> residues</text:span><text:span text:style-name="T35">.</text:span><text:span text:style-name="T3">next()</text:span></text:p>
      <text:p text:style-name="P13"/>
      <text:p text:style-name="P10"><text:s text:c="16"/><text:span text:style-name="T3">pairs_for_pos</text:span><text:span text:style-name="T35">.</text:span><text:span text:style-name="T3">append((structure</text:span><text:span text:style-name="T35">.</text:span><text:span text:style-name="T3">get_id(), seq_unit))</text:span></text:p>
      <text:p text:style-name="P13"/>
      <text:p text:style-name="P10"><text:s text:c="12"/><text:span text:style-name="T3">pos_inputs</text:span><text:span text:style-name="T35">.</text:span><text:span text:style-name="T3">append(pairs_for_pos)</text:span></text:p>
      <text:p text:style-name="P10"><text:s text:c="7"/></text:p>
      <text:p text:style-name="P10"><text:s text:c="8"/><text:span text:style-name="T14">self</text:span><text:span text:style-name="T35">.</text:span><text:span text:style-name="T3">positions </text:span><text:span text:style-name="T35">=</text:span><text:span text:style-name="T3"> [Position(id_res_pairlist) \</text:span></text:p>
      <text:p text:style-name="P10"><text:s text:c="26"/><text:span text:style-name="T13">for</text:span><text:span text:style-name="T3"> id_res_pairlist </text:span><text:span text:style-name="T13">in</text:span><text:span text:style-name="T3"> </text:span><text:span text:style-name="T14">zip</text:span><text:span text:style-name="T3">(</text:span><text:span text:style-name="T35">*</text:span><text:span text:style-name="T3">pos_inputs)]</text:span></text:p>
      <text:p text:style-name="P10"><text:s text:c="8"/></text:p>
      <text:p text:style-name="P10"><text:s text:c="4"/><text:span text:style-name="T13">def</text:span><text:span text:style-name="T3"> </text:span><text:span text:style-name="T19">get</text:span><text:span text:style-name="T3">(</text:span><text:span text:style-name="T14">self</text:span><text:span text:style-name="T3">, template_id, unknown_id, resi, start</text:span><text:span text:style-name="T35">=</text:span><text:span text:style-name="T40">0</text:span><text:span text:style-name="T3">):</text:span></text:p>
      <text:p text:style-name="P10"><text:s text:c="8"/><text:span text:style-name="T13">for</text:span><text:span text:style-name="T3"> pos </text:span><text:span text:style-name="T13">in</text:span><text:span text:style-name="T3"> </text:span><text:span text:style-name="T14">self</text:span><text:span text:style-name="T35">.</text:span><text:span text:style-name="T3">positions[start:]:</text:span></text:p>
      <text:p text:style-name="P10"><text:s text:c="12"/><text:span text:style-name="T13">if</text:span><text:span text:style-name="T3"> pos</text:span><text:span text:style-name="T35">.</text:span><text:span text:style-name="T3">resi(unknown_id) </text:span><text:span text:style-name="T35">==</text:span><text:span text:style-name="T3"> resi:</text:span></text:p>
      <text:p text:style-name="P10"><text:s text:c="16"/><text:span text:style-name="T13">return</text:span><text:span text:style-name="T3"> pos</text:span><text:span text:style-name="T35">.</text:span><text:span text:style-name="T3">zdiff(template_id, unknown_id)</text:span></text:p>
      <text:p text:style-name="P10"><text:s text:c="8"/></text:p>
      <text:p text:style-name="P10"><text:s text:c="8"/><text:span text:style-name="T13">raise</text:span><text:span text:style-name="T3"> NotFoundError(</text:span><text:span text:style-name="T28">'resi {} of {} not found'</text:span><text:span text:style-name="T3"> \</text:span></text:p>
      <text:p text:style-name="P10"><text:s text:c="28"/><text:span text:style-name="T35">.</text:span><text:span text:style-name="T3">format(resi, unknown_id))</text:span></text:p>
      <text:p text:style-name="P10"><text:s text:c="4"/></text:p>
      <text:p text:style-name="P10"><text:s text:c="4"/><text:span text:style-name="T13">def</text:span><text:span text:style-name="T3"> </text:span><text:span text:style-name="T19">report</text:span><text:span text:style-name="T3">(</text:span><text:span text:style-name="T14">self</text:span><text:span text:style-name="T3">, template_id, unknown_id):</text:span></text:p>
      <text:p text:style-name="P10"><text:s text:c="8"/><text:span text:style-name="T3">output </text:span><text:span text:style-name="T35">=</text:span><text:span text:style-name="T3"> (pos</text:span><text:span text:style-name="T35">.</text:span><text:span text:style-name="T3">zdiff(template_id, unknown_id) \</text:span></text:p>
      <text:p text:style-name="P10"><text:s text:c="18"/><text:span text:style-name="T13">for</text:span><text:span text:style-name="T3"> pos </text:span><text:span text:style-name="T13">in</text:span><text:span text:style-name="T3"> </text:span><text:span text:style-name="T14">self</text:span><text:span text:style-name="T35">.</text:span><text:span text:style-name="T3">positions)</text:span></text:p>
      <text:p text:style-name="P10"><text:s text:c="8"/><text:span text:style-name="T13">return</text:span><text:span text:style-name="T3"> </text:span><text:span text:style-name="T14">filter</text:span><text:span text:style-name="T3">(</text:span><text:span text:style-name="T13">lambda</text:span><text:span text:style-name="T3"> x: x </text:span><text:span text:style-name="T13">is</text:span><text:span text:style-name="T3"> </text:span><text:span text:style-name="T13">not</text:span><text:span text:style-name="T3"> </text:span><text:span text:style-name="T14">None</text:span><text:span text:style-name="T3">, output)</text:span></text:p>
      <text:p text:style-name="P13"/>
      <text:p text:style-name="P9"><text:span text:style-name="T5">with</text:span> warnings<text:span text:style-name="T31">.</text:span>catch_warnings():</text:p>
      <text:p text:style-name="P10"><text:s text:c="4"/><text:span text:style-name="T3">warnings</text:span><text:span text:style-name="T35">.</text:span><text:span text:style-name="T3">simplefilter(</text:span><text:span text:style-name="T28">'ignore'</text:span><text:span text:style-name="T3">)</text:span></text:p>
      <text:p text:style-name="P10"><text:s text:c="4"/><text:span text:style-name="T3">scry_stru </text:span><text:span text:style-name="T35">=</text:span><text:span text:style-name="T3"> PDBParser()</text:span><text:span text:style-name="T35">.</text:span><text:span text:style-name="T3">get_structure(</text:span><text:span text:style-name="T28">'1A0S'</text:span><text:span text:style-name="T3">, </text:span><text:span text:style-name="T28">'aligned_1A0S.pdb'</text:span><text:span text:style-name="T3">)</text:span></text:p>
      <text:p text:style-name="P10"><text:s text:c="4"/><text:span text:style-name="T3">maltoporin_stru </text:span><text:span text:style-name="T35">=</text:span><text:span text:style-name="T3"> PDBParser()</text:span><text:span text:style-name="T35">.</text:span><text:span text:style-name="T3">get_structure(</text:span><text:span text:style-name="T28">'1AF6'</text:span><text:span text:style-name="T3">, </text:span><text:span text:style-name="T28">'aligned_1AF6.pdb'</text:span><text:span text:style-name="T3">)</text:span></text:p>
      <text:p text:style-name="P13"/>
      <text:p text:style-name="P9">alignment <text:span text:style-name="T31">=</text:span> AlignIO<text:span text:style-name="T31">.</text:span>read(<text:span text:style-name="T22">'Swiss-PDB structural alignment.aln'</text:span>, <text:span text:style-name="T22">'clustal'</text:span>)</text:p>
      <text:p text:style-name="P9"><text:span text:style-name="T5">for</text:span> seq_record <text:span text:style-name="T5">in</text:span> alignment:</text:p>
      <text:p text:style-name="P10"><text:s text:c="4"/><text:span text:style-name="T13">if</text:span><text:span text:style-name="T3"> seq_record</text:span><text:span text:style-name="T35">.</text:span><text:span text:style-name="T3">id </text:span><text:span text:style-name="T35">==</text:span><text:span text:style-name="T3"> </text:span><text:span text:style-name="T28">'aligned_1A0S'</text:span><text:span text:style-name="T3">:</text:span></text:p>
      <text:p text:style-name="P10"><text:s text:c="8"/><text:span text:style-name="T3">scry_seq </text:span><text:span text:style-name="T35">=</text:span><text:span text:style-name="T3"> seq_record</text:span></text:p>
      <text:p text:style-name="P10"><text:s text:c="4"/><text:span text:style-name="T13">if</text:span><text:span text:style-name="T3"> seq_record</text:span><text:span text:style-name="T35">.</text:span><text:span text:style-name="T3">id </text:span><text:span text:style-name="T35">==</text:span><text:span text:style-name="T3"> </text:span><text:span text:style-name="T28">'aligned_1AF6'</text:span><text:span text:style-name="T3">:</text:span></text:p>
      <text:p text:style-name="P10"><text:s text:c="8"/><text:span text:style-name="T3">maltoporin_seq </text:span><text:span text:style-name="T35">=</text:span><text:span text:style-name="T3"> seq_record</text:span></text:p>
      <text:p text:style-name="P13"/>
      <text:p text:style-name="P9">output <text:span text:style-name="T31">=</text:span> Zdiff((scry_stru, scry_seq), (maltoporin_stru, maltoporin_seq))</text:p>
      <text:p text:style-name="P13"/>
      <text:p text:style-name="P9"><text:span text:style-name="T5">with</text:span> <text:span text:style-name="T4">open</text:span>(<text:span text:style-name="T22">'NEW 1a0s as template.txt'</text:span>, <text:span text:style-name="T22">'w'</text:span>) <text:span text:style-name="T5">as</text:span> f:</text:p>
      <text:p text:style-name="P10"><text:s text:c="4"/><text:span text:style-name="T3">f</text:span><text:span text:style-name="T35">.</text:span><text:span text:style-name="T3">writelines(</text:span><text:span text:style-name="T14">str</text:span><text:span text:style-name="T3">(zdiff) </text:span><text:span text:style-name="T35">+</text:span><text:span text:style-name="T3"> </text:span><text:span text:style-name="T28">'</text:span><text:span text:style-name="T29">\n</text:span><text:span text:style-name="T28">'</text:span><text:span text:style-name="T3"> \</text:span></text:p>
      <text:p text:style-name="P10"><text:s text:c="17"/><text:span text:style-name="T13">for</text:span><text:span text:style-name="T3"> zdiff </text:span><text:span text:style-name="T13">in</text:span><text:span text:style-name="T3"> output</text:span><text:span text:style-name="T35">.</text:span><text:span text:style-name="T3">report(</text:span><text:span text:style-name="T28">'1A0S'</text:span><text:span text:style-name="T3">, </text:span><text:span text:style-name="T28">'1AF6'</text:span><text:span text:style-name="T3">))</text:span></text:p>
      <text:p text:style-name="P13"/>
      <text:p text:style-name="P9"><text:span text:style-name="T5">with</text:span> <text:span text:style-name="T4">open</text:span>(<text:span text:style-name="T22">'NEW 1af6 as template.txt'</text:span>, <text:span text:style-name="T22">'w'</text:span>) <text:span text:style-name="T5">as</text:span> f:</text:p>
      <text:p text:style-name="P10"><text:s text:c="4"/><text:span text:style-name="T3">f</text:span><text:span text:style-name="T35">.</text:span><text:span text:style-name="T3">writelines(</text:span><text:span text:style-name="T14">str</text:span><text:span text:style-name="T3">(zdiff) </text:span><text:span text:style-name="T35">+</text:span><text:span text:style-name="T3"> </text:span><text:span text:style-name="T28">'</text:span><text:span text:style-name="T29">\n</text:span><text:span text:style-name="T28">'</text:span><text:span text:style-name="T3"> \</text:span></text:p>
      <text:p text:style-name="P10"><text:s text:c="17"/><text:span text:style-name="T13">for</text:span><text:span text:style-name="T3"> zdiff </text:span><text:span text:style-name="T13">in</text:span><text:span text:style-name="T3"> output</text:span><text:span text:style-name="T35">.</text:span><text:span text:style-name="T3">report(</text:span><text:span text:style-name="T28">'1af6'</text:span><text:span text:style-name="T3">, </text:span><text:span text:style-name="T28">'1a0s'</text:span><text:span text:style-name="T3">))</text:span></text:p>
      <text:p text:style-name="P3"/>
      <text:p text:style-name="P3"/>
      <text:p text:style-name="P3"/>
      <text:p text:style-name="Standard">Next I am going to look for nearby structures on HHOMP's clustermap.</text:p>
      <text:p text:style-name="Standard">I am making it on paper; I will write the close pairs here.</text:p>
      <text:p text:style-name="Standard"/>
      <text:p text:style-name="Standard">Of the center group of 8-stranded barrels, there were four clusters:</text:p>
      <text:p text:style-name="Standard">8.6.1 (1P4T)</text:p>
      <text:p text:style-name="Standard">8.1.1 (1QJP)</text:p>
      <text:p text:style-name="Standard">8.2.1 (2F1T)</text:p>
      <text:p text:style-name="Standard">8.3.1 (1QJ8)</text:p>
      <text:p text:style-name="Standard">So I guess I'll do all 6 pairs of these.</text:p>
      <text:p text:style-name="Standard"/>
      <text:p text:style-name="Standard">Of the group of 22-stranded proteins near the bottom left, 22.4.5 has 1NQE and 22.2.4 has 1KMO.</text:p>
      <text:p text:style-name="Standard"/>
      <text:p text:style-name="Standard">I used FATCAT on the PDB structures, using the “rigid” setting, to make structure-based sequence alignments of each of the seven pairs of proteins mentioned above. I saved these in the folder “pairwise alignments”.</text:p>
      <text:p text:style-name="Standard"/>
      <text:p text:style-name="Standard">the FATCAT alignment of 1KMO and 1NQE seems to ahve left out some residues at the beginning (two or three in the beginning of each). I cut these residues out of the structures, aligned them using PyMOL's “super” command to Daniel's aligned structure of 1KMO, and saved them in the folder “aligned structures”.</text:p>
      <text:p text:style-name="Standard"/>
      <text:p text:style-name="Standard">In the 8-stranded barrel alignments, different alignments start on a different residue. I am giving up cutting bits out of structures.</text:p>
      <text:p text:style-name="Standard">I aligned 1k4t from the PDB to Daniel's 1QJP with “super” and saved it to “aligned structures”.</text:p>
      <text:p text:style-name="Standard">I <text:s/>fetched 2F1T from the PDB, removed all atoms except for those in chain A, “super”ed it to Daniel's 1QJP, and saved it.</text:p>
      <text:p text:style-name="Standard">I “super”ed 1QJ8 from the PDB to Daniel's 1QJ8 and saved that.</text:p>
      <text:p text:style-name="Standard"><text:line-break/>I repeated the procedure on 1KMO and 1NQE without deleting any residues.</text:p>
      <text:p text:style-name="Standard"/>
      <text:p text:style-name="Standard">In a few examples I looked at, the first PDBID listed in a filename for a fatcat alignment was the one listed as “Chain 1” in the file, so I wil be assuming that this is always the case.</text:p>
      <text:p text:style-name="Standard"/>
      <text:p text:style-name="Standard"/>
      <text:p text:style-name="Standard">Tested out a regular expression for recognizing lines of FATCAT output:</text:p>
      <text:p text:style-name="P4">&gt;&gt;&gt; linerec = re.compile('Chain (\d): +(\d+) ([A-Z\-]+)')</text:p>
      <text:p text:style-name="P4">&gt;&gt;&gt; x = re.match(linerec, 'Chain 1: <text:s text:c="3"/>8 LVVTANRFE-QPRSTVLAPTTVVTRQDIDRWQSTSVNDVLRRLPGVDITQNG---GSGQLSSIFIRGTNA')</text:p>
      <text:p text:style-name="P4">&gt;&gt;&gt; x.group(0)</text:p>
      <text:p text:style-name="P4">'Chain 1: <text:s text:c="3"/>8 LVVTANRFE-QPRSTVLAPTTVVTRQDIDRWQSTSVNDVLRRLPGVDITQNG---GSGQLSSIFIRGTNA'</text:p>
      <text:p text:style-name="P4">&gt;&gt;&gt; x.group(1)</text:p>
      <text:p text:style-name="P4">'1'</text:p>
      <text:p text:style-name="P4">&gt;&gt;&gt; x.group(2)</text:p>
      <text:p text:style-name="P4">'8'</text:p>
      <text:p text:style-name="P4">&gt;&gt;&gt; x.group(3)</text:p>
      <text:p text:style-name="P4">'LVVTANRFE-QPRSTVLAPTTVVTRQDIDRWQSTSVNDVLRRLPGVDITQNG---GSGQLSSIFIRGTNA'</text:p>
      <text:p text:style-name="Standard"/>
      <text:p text:style-name="Standard">In the first line of 1KMO, the number before the sequence indicates the resi that that line begins on. I will be assuming that this is always true.</text:p>
      <text:p text:style-name="Standard"/>
      <text:p text:style-name="Standard"/>
      <text:p text:style-name="Standard">Tested out a FATCAT parser interactively. For file</text:p>
      <text:p text:style-name="P5">Align 1nqe_.pdb 549 with 1kmo_.pdb 661</text:p>
      <text:p text:style-name="P5">Twists 0 ini-len 464 ini-rmsd 2.28 opt-equ 546 opt-rmsd 3.07 chain-rmsd 2.28 Score 1119.69 align-len 657 gaps 111 (16.89%)</text:p>
      <text:p text:style-name="P5">P-value 0.00e+00 Afp-num 138529 Identity 14.92% Similarity 29.68%</text:p>
      <text:p text:style-name="P5">Block <text:s/>0 afp 58 score 1119.69 rmsd <text:s/>2.28 gap 181 (0.28%)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 text:c="3"/>8 LVVTANRFE-QPRSTVLAPTTVVTRQDIDRWQSTSVNDVLRRLPGVDITQNG---GSGQLSSIFIRGTNA</text:p>
      <text:p text:style-name="P5"><text:s text:c="14"/>111111111 111111111111111111111111111111111111111111 <text:s text:c="2"/>111111111111111</text:p>
      <text:p text:style-name="P5">Chain 2: <text:s text:c="2"/>85 VGDWLGDARENDVFEHAGARDVIRREDFAKTGATTMREVLNRIPGVSAPENNGTGSHDLAMNFGIRGLNP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 text:c="2"/>74 ---SHVLVLIDGVRLNLAG-VSGSADLSQFPIALVQRVEYIRGPRSAVYGSDAIGGVVNIITTRDE--PG</text:p>
      <text:p text:style-name="P5"><text:s text:c="17"/>1111111111111111 1111111111111111111111111111111111111111111111 <text:s/>11</text:p>
      <text:p text:style-name="P5">Chain 2: <text:s/>155 RLASRSTVLMDGIPVPFAPYGQPQLSLAPVSLGNMDAIDVVRGGGAVRYGPQSVGGVVNFVTRAIPQDFG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/>138 TEISAGWGS-------NSYQNYDVSTQQQLGDKTRVTLLGDYAHTH-----GGFLSKTLYGALEHNFTDA</text:p>
      <text:p text:style-name="P5"><text:s text:c="14"/>111111111 <text:s text:c="6"/>111111111111111111111111111111 <text:s text:c="4"/>1111111111111111111</text:p>
      <text:p text:style-name="P5">Chain 2: <text:s/>225 IEAGVEGQLSPTSSQNNPKETHNLMVGGTADNGFGTALLYSGTRGSDWREHSATRIDDLMLKSKYAPDEV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/>214 WSGFVRGYGYDNRTN---------------------DTRKLYSQSWDAGLRYN-GELIKSQLITSYSHSK</text:p>
      <text:p text:style-name="P5"><text:s text:c="14"/>111111111111111 <text:s text:c="20"/>11111111111111111 1111111111111111</text:p>
      <text:p text:style-name="P5">Chain 2: <text:s/>295 HTFNSLLQYYDGEADMPGGLSRADYDADRWQSTRPYDRFWGRRKLASLGYQFQPDSQHKFNIQGFYTQTL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/>274 DYNY--------ATLDEMKQYTVQWANNVIVG----HGSIGAGVDWQKQTTTPGTG--------------</text:p>
      <text:p text:style-name="P5"><text:s text:c="14"/>1111 <text:s text:c="7"/>11111111111111111111 <text:s text:c="3"/>1111111111111111111 <text:s text:c="14"/></text:p>
      <text:p text:style-name="P5">Chain 2: <text:s/>365 RSGYLEQGKRITLSPRNYWVRGIEPRYSQIFMIGPSAHEVGVGYRYLNESTHEMRYYTATSSGQLPSGSS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/>328 --YVEDGYDQRNTGIYLTGLQQVGDFTFEGAARSDDNS-------------QFGRHGTWQTSAGWEFIEG</text:p>
      <text:p text:style-name="P5"><text:s text:c="16"/>111111111111111111111111111111111111 <text:s text:c="12"/>1111111111111111111</text:p>
      <text:p text:style-name="P5">Chain 2: <text:s/>435 PYDRDTRSGTEAHAWYLDDKIDIGNWTITPGMRFEHIESYQNNAITGTHEEVSYNAPLPALNVLYHLTDS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/>383 YRFIASYGTSYKAPNLGQLYGFYGNPNLDPEKSKQWEGAFEGLTAGVNWRISGYRNDVSDLIDYDDHTLK</text:p>
      <text:p text:style-name="P5"><text:s text:c="14"/>1111111111111111111111111111111111111111111111111111111111111111111111</text:p>
      <text:p text:style-name="P5">Chain 2: <text:s/>505 WNLYANTEGSFGTVQYSQIGKAVQSGNVEPEKARTWELGTRYDDGALTAEMGLFLINFNNQYDSNQTNDT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/>453 YYNEGKARIKGVEATANFDTG-------PLTHTVSYDYVDARNAI----TDTPLLRRAKQQVKYQLDWQL</text:p>
      <text:p text:style-name="P5"><text:s text:c="14"/>111111111111111111111 <text:s text:c="6"/>11111111111111111 <text:s text:c="3"/>111111111111111111111</text:p>
      <text:p text:style-name="P5">Chain 2: <text:s/>575 VTARGKTRHTGLETQARYDLGTLTPTLDNVSIYASYAYVNAEIREKGDTYGNLVPFSPKHKGTLGVDYKP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/>512 YDFDWGITYQYLGTRYDK----DYSSYPYQTVKMGGVSLWDLAVAYPVTS---HLTVRGKIANLFDKDYE</text:p>
      <text:p text:style-name="P5"><text:s text:c="14"/>111111111111111111 <text:s text:c="3"/>1111111111111111111111111111 <text:s text:c="2"/>11111111111111111</text:p>
      <text:p text:style-name="P5">Chain 2: <text:s/>645 GNWTFNLNSDFQSSQFADNANTVKESADGSTGRIPGFMLWGARVAYDFGPQMADLNLAFGVKNIFDQDYF</text:p>
      <text:p text:style-name="P5"></text:p>
      <text:p text:style-name="P5"><text:s text:c="18"/>. <text:s text:c="3"/>: <text:s text:c="3"/>. <text:s text:c="3"/>: <text:s text:c="3"/>.</text:p>
      <text:p text:style-name="P5">Chain 1: <text:s/>575 TVY-------GYQTAGREYTLSGSYTF</text:p>
      <text:p text:style-name="P5"><text:s text:c="14"/>111 <text:s text:c="6"/>11111111111111111</text:p>
      <text:p text:style-name="P5">Chain 2: <text:s/>715 IRSYDDNNKGIYAGQPRTLYMQGSLKF</text:p>
      <text:p text:style-name="P5"></text:p>
      <text:p text:style-name="P5">Note: positions are from PDB; the numbers between alignments are block index</text:p>
      <text:p text:style-name="P4"/>
      <text:p text:style-name="Standard">the following code was a functional parser:</text:p>
      <text:p text:style-name="P8"><text:span text:style-name="T31">&gt;&gt;&gt;</text:span> seq1 <text:span text:style-name="T31">=</text:span> <text:span text:style-name="T22">''</text:span></text:p>
      <text:p text:style-name="P9"><text:span text:style-name="T31">&gt;&gt;&gt;</text:span> seq2 <text:span text:style-name="T31">=</text:span> <text:span text:style-name="T22">''</text:span></text:p>
      <text:p text:style-name="P9"><text:span text:style-name="T31">&gt;&gt;&gt;</text:span> beginning1 <text:span text:style-name="T31">=</text:span> <text:span text:style-name="T31">-</text:span><text:span text:style-name="T36">1</text:span></text:p>
      <text:p text:style-name="P9"><text:span text:style-name="T31">&gt;&gt;&gt;</text:span> beginning2 <text:span text:style-name="T31">=</text:span> <text:span text:style-name="T31">-</text:span><text:span text:style-name="T36">1</text:span></text:p>
      <text:p text:style-name="P9"><text:span text:style-name="T31">&gt;&gt;&gt;</text:span> f <text:span text:style-name="T31">=</text:span> <text:span text:style-name="T4">open</text:span>(<text:span text:style-name="T22">'1nqe_.1kmo_.txt'</text:span>, <text:span text:style-name="T22">'r'</text:span>)</text:p>
      <text:p text:style-name="P9"><text:span text:style-name="T31">&gt;&gt;&gt;</text:span> <text:span text:style-name="T5">for</text:span> line <text:span text:style-name="T5">in</text:span> f:</text:p>
      <text:p text:style-name="P10"><text:s text:c="8"/><text:span text:style-name="T3">x </text:span><text:span text:style-name="T35">=</text:span><text:span text:style-name="T3"> re</text:span><text:span text:style-name="T35">.</text:span><text:span text:style-name="T3">match(linerec, line)</text:span></text:p>
      <text:p text:style-name="P10"><text:s text:c="8"/><text:span text:style-name="T13">if</text:span><text:span text:style-name="T3"> x </text:span><text:span text:style-name="T13">is</text:span><text:span text:style-name="T3"> </text:span><text:span text:style-name="T13">not</text:span><text:span text:style-name="T3"> </text:span><text:span text:style-name="T14">None</text:span><text:span text:style-name="T3">:</text:span></text:p>
      <text:p text:style-name="P10"><text:s text:c="16"/><text:span text:style-name="T13">if</text:span><text:span text:style-name="T3"> x</text:span><text:span text:style-name="T35">.</text:span><text:span text:style-name="T3">group(</text:span><text:span text:style-name="T40">1</text:span><text:span text:style-name="T3">) </text:span><text:span text:style-name="T35">==</text:span><text:span text:style-name="T3"> </text:span><text:span text:style-name="T28">'1'</text:span><text:span text:style-name="T3">:</text:span></text:p>
      <text:p text:style-name="P10"><text:s text:c="24"/><text:span text:style-name="T13">if</text:span><text:span text:style-name="T3"> beginning1 </text:span><text:span text:style-name="T35">==</text:span><text:span text:style-name="T3"> </text:span><text:span text:style-name="T35">-</text:span><text:span text:style-name="T40">1</text:span><text:span text:style-name="T3">:</text:span></text:p>
      <text:p text:style-name="P10"><text:s text:c="32"/><text:span text:style-name="T3">beginning1 </text:span><text:span text:style-name="T35">=</text:span><text:span text:style-name="T3"> </text:span><text:span text:style-name="T14">int</text:span><text:span text:style-name="T3">(x</text:span><text:span text:style-name="T35">.</text:span><text:span text:style-name="T3">group(</text:span><text:span text:style-name="T40">2</text:span><text:span text:style-name="T3">))</text:span></text:p>
      <text:p text:style-name="P10"><text:s text:c="24"/><text:span text:style-name="T3">seq1 </text:span><text:span text:style-name="T35">+=</text:span><text:span text:style-name="T3"> x</text:span><text:span text:style-name="T35">.</text:span><text:span text:style-name="T3">group(</text:span><text:span text:style-name="T40">3</text:span><text:span text:style-name="T3">)</text:span></text:p>
      <text:p text:style-name="P10"><text:s text:c="16"/><text:span text:style-name="T13">if</text:span><text:span text:style-name="T3"> x</text:span><text:span text:style-name="T35">.</text:span><text:span text:style-name="T3">group(</text:span><text:span text:style-name="T40">1</text:span><text:span text:style-name="T3">) </text:span><text:span text:style-name="T35">==</text:span><text:span text:style-name="T3"> </text:span><text:span text:style-name="T28">'2'</text:span><text:span text:style-name="T3">:</text:span></text:p>
      <text:p text:style-name="P10"><text:s text:c="24"/><text:span text:style-name="T13">if</text:span><text:span text:style-name="T3"> beginning2 </text:span><text:span text:style-name="T35">==</text:span><text:span text:style-name="T3"> </text:span><text:span text:style-name="T35">-</text:span><text:span text:style-name="T40">1</text:span><text:span text:style-name="T3">:</text:span></text:p>
      <text:p text:style-name="P10"><text:s text:c="32"/><text:span text:style-name="T3">beginning2 </text:span><text:span text:style-name="T35">=</text:span><text:span text:style-name="T3"> </text:span><text:span text:style-name="T14">int</text:span><text:span text:style-name="T3">(x</text:span><text:span text:style-name="T35">.</text:span><text:span text:style-name="T3">group(</text:span><text:span text:style-name="T40">2</text:span><text:span text:style-name="T3">))</text:span></text:p>
      <text:p text:style-name="P10"><text:s text:c="24"/><text:span text:style-name="T3">seq2 </text:span><text:span text:style-name="T35">+=</text:span><text:span text:style-name="T3"> x</text:span><text:span text:style-name="T35">.</text:span><text:span text:style-name="T3">group(</text:span><text:span text:style-name="T40">3</text:span><text:span text:style-name="T3">)</text:span></text:p>
      <text:p text:style-name="P13"/>
      <text:p text:style-name="P10"><text:s text:c="24"/></text:p>
      <text:p text:style-name="P9"><text:span text:style-name="T31">&gt;&gt;&gt;</text:span> seq1</text:p>
      <text:p text:style-name="P11">'LVVTANRFE-QPRSTVLAPTTVVTRQDIDRWQSTSVNDVLRRLPGVDITQNG---GSGQLSSIFIRGTNA---SHVLVLIDGVRLNLAG-VSGSADLSQFPIALVQRVEYIRGPRSAVYGSDAIGGVVNIITTRDE--PGTEISAGWGS-------NSYQNYDVSTQQQLGDKTRVTLLGDYAHTH-----GGFLSKTLYGALEHNFTDAWSGFVRGYGYDNRTN---------------------DTRKLYSQSWDAGLRYN-GELIKSQLITSYSHSKDYNY--------ATLDEMKQYTVQWANNVIVG----HGSIGAGVDWQKQTTTPGTG----------------YVEDGYDQRNTGIYLTGLQQVGDFTFEGAARSDDNS-------------QFGRHGTWQTSAGWEFIEGYRFIASYGTSYKAPNLGQLYGFYGNPNLDPEKSKQWEGAFEGLTAGVNWRISGYRNDVSDLIDYDDHTLKYYNEGKARIKGVEATANFDTG-------PLTHTVSYDYVDARNAI----TDTPLLRRAKQQVKYQLDWQLYDFDWGITYQYLGTRYDK----DYSSYPYQTVKMGGVSLWDLAVAYPVTS---HLTVRGKIANLFDKDYETVY-------GYQTAGREYTLSGSYTF'</text:p>
      <text:p text:style-name="P9"><text:span text:style-name="T31">&gt;&gt;&gt;</text:span> seq2</text:p>
      <text:p text:style-name="P11">'VGDWLGDARENDVFEHAGARDVIRREDFAKTGATTMREVLNRIPGVSAPENNGTGSHDLAMNFGIRGLNPRLASRSTVLMDGIPVPFAPYGQPQLSLAPVSLGNMDAIDVVRGGGAVRYGPQSVGGVVNFVTRAIPQDFGIEAGVEGQLSPTSSQNNPKETHNLMVGGTADNGFGTALLYSGTRGSDWREHSATRIDDLMLKSKYAPDEVHTFNSLLQYYDGEADMPGGLSRADYDADRWQSTRPYDRFWGRRKLASLGYQFQPDSQHKFNIQGFYTQTLRSGYLEQGKRITLSPRNYWVRGIEPRYSQIFMIGPSAHEVGVGYRYLNESTHEMRYYTATSSGQLPSGSSPYDRDTRSGTEAHAWYLDDKIDIGNWTITPGMRFEHIESYQNNAITGTHEEVSYNAPLPALNVLYHLTDSWNLYANTEGSFGTVQYSQIGKAVQSGNVEPEKARTWELGTRYDDGALTAEMGLFLINFNNQYDSNQTNDTVTARGKTRHTGLETQARYDLGTLTPTLDNVSIYASYAYVNAEIREKGDTYGNLVPFSPKHKGTLGVDYKPGNWTFNLNSDFQSSQFADNANTVKESADGSTGRIPGFMLWGARVAYDFGPQMADLNLAFGVKNIFDQDYFIRSYDDNNKGIYAGQPRTLYMQGSLKF'</text:p>
      <text:p text:style-name="P9"><text:span text:style-name="T31">&gt;&gt;&gt;</text:span> beginning1</text:p>
      <text:p text:style-name="P12">8</text:p>
      <text:p text:style-name="P9"><text:span text:style-name="T31">&gt;&gt;&gt;</text:span> beginning2</text:p>
      <text:p text:style-name="P12">85</text:p>
      <text:p text:style-name="Standard"/>
      <text:p text:style-name="Standard">And oops, forgot to mention:</text:p>
      <text:p text:style-name="P6">linerec = re.compile('Chain (\d): +(\d+) ([A-Z\-]+)')</text:p>
      <text:p text:style-name="Standard"/>
      <text:p text:style-name="Standard">I made a 1qjp aligned structure by the same protocol described above, using daniel's aligned 1qjp as a template.</text:p>
      <text:p text:style-name="Standard"/>
      <text:p text:style-name="Standard">Wrote code. What remains to be done is a way to skip the part of the Biopython structure that is before the alignment begi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 Mono" svg:font-family="'Bitstream Vera Sans Mono', monospace"/>
    <style:font-face style:name="Calibri" svg:font-family="Calibri, sans-serif"/>
    <style:font-face style:name="Liberation Serif1" svg:font-family="'Liberation Serif'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avis</meta:initial-creator>
    <meta:creation-date>2012-06-14T23:43:13</meta:creation-date>
    <dc:date>2012-06-15T06:52:27</dc:date>
    <dc:creator>Alexander Davis</dc:creator>
    <meta:editing-duration>PT05H40M46S</meta:editing-duration>
    <meta:editing-cycles>34</meta:editing-cycles>
    <meta:generator>OpenOffice.org/3.2$Linux OpenOffice.org_project/320m12$Build-9483</meta:generator>
    <meta:document-statistic meta:table-count="0" meta:image-count="0" meta:object-count="0" meta:page-count="1" meta:paragraph-count="196" meta:word-count="1299" meta:character-count="12279"/>
  </office:meta>
</office:document-meta>
</file>